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si Dawkins (2006) n'était pas le premier à observer côte à côte l'évolution biologique et le changement culturel (une métaphore était déjà opérée par Kroeber, 1952 ; et Dawkins, 2006 : 190, cite lui-même Popper comme inspiration), sa formulation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me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i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1999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Ici et dans tout ce qui suit, les traductions de travaux en anglais sont les miennes.</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chomskyen de type « pauvreté du stimulus »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 faire fondre le beurre et y incorporer la farine »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2004).</text:p>
      <text:p text:style-name="Text_20_body">Cette critique correspond à remarquer que Sperber et Dawkins adoptent la conception orthodoxe des sciences cognitives (aussi connue sous le nom de "métaphore computationnelle de la cognition", représentée par des auteurs comme Chomsky, 1959 ; Fodor, 1975 ; et Marr, 1982), selon laquelle l'essentiel de la cognition se passe dans le cerveau, vu comme un appareil de traitement de l'information qui opère sur des représentations dotées de propriétés formelles. Ingold s'appuie ainsi sur le "tournant E" en sciences cognitives (pour cognition énactive, « embodied » (corporisée), « embedded »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Menary, 2006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L'accentuation en italique vient de l'original.</text:p></text:note-body></text:note> (Ingold, 2007 : 16)</text:p>
      <text:p text:style-name="First_20_paragraph">Ingold argumente ce point en se référant aux travaux en anthropologie (par exemple sur le développement des techniques du corps comme la marche, par Mauss, 1979 ; ou encore l'écologie de l'esprit de Bateson, 1972), en psychologie (l'approche écologique de la vision de Gibson, 2014),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je ne la discuterai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 contagion complexe »,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Et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haleureusement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 <text:span text:style-name="T77">arXiv</text:span><text:span text:style-name="T78">:</text:span><text:span text:style-name="T79">1402</text:span><text:span text:style-name="T80">.</text:span><text:span text:style-name="T81">6792</text:span><text:span text:style-name="T82"> </text:span><text:span text:style-name="T83">[</text:span><text:span text:style-name="T84">physics</text:span><text:span text:style-name="T85">]</text:span>.</text:p>
      <text:p text:style-name="Text_20_body">Aunger, Robert. 2000. <text:span text:style-name="T86">Darwinizing</text:span><text:span text:style-name="T87"> </text:span><text:span text:style-name="T88">culture:</text:span><text:span text:style-name="T89"> </text:span><text:span text:style-name="T90">the</text:span><text:span text:style-name="T91"> </text:span><text:span text:style-name="T92">status</text:span><text:span text:style-name="T93"> </text:span><text:span text:style-name="T94">of</text:span><text:span text:style-name="T95"> </text:span><text:span text:style-name="T96">memetics</text:span><text:span text:style-name="T97"> </text:span><text:span text:style-name="T98">as</text:span><text:span text:style-name="T99"> </text:span><text:span text:style-name="T100">a</text:span><text:span text:style-name="T101"> </text:span><text:span text:style-name="T102">science</text:span>. Oxford; New York: Oxford University Press.</text:p>
      <text:p text:style-name="Text_20_body">Auvray, Malika, Charles Lenay et John Stewart. 2009. Perceptual interactions in a minimalist virtual environment. <text:span text:style-name="T103">New</text:span><text:span text:style-name="T104"> </text:span><text:span text:style-name="T105">Ideas</text:span><text:span text:style-name="T106"> </text:span><text:span text:style-name="T107">in</text:span><text:span text:style-name="T108"> </text:span><text:span text:style-name="T109">Psychology</text:span> 27(1). 32‑47. doi:<text:a xlink:type="simple" xlink:href="https://doi.org/10.1016/j.newideapsych.2007.12.002" office:name=""><text:span text:style-name="Definition">10.1016/j.newideapsych.2007.12.002</text:span></text:a>.</text:p>
      <text:p text:style-name="Text_20_body">Bateson, Gregory. 1972. <text:span text:style-name="T110">Steps</text:span><text:span text:style-name="T111"> </text:span><text:span text:style-name="T112">to</text:span><text:span text:style-name="T113"> </text:span><text:span text:style-name="T114">an</text:span><text:span text:style-name="T115"> </text:span><text:span text:style-name="T116">Ecology</text:span><text:span text:style-name="T117"> </text:span><text:span text:style-name="T118">of</text:span><text:span text:style-name="T119"> </text:span><text:span text:style-name="T120">Mind</text:span><text:span text:style-name="T121">:</text:span><text:span text:style-name="T122"> </text:span><text:span text:style-name="T123">Collected</text:span><text:span text:style-name="T124"> </text:span><text:span text:style-name="T125">Essays</text:span><text:span text:style-name="T126"> </text:span><text:span text:style-name="T127">in</text:span><text:span text:style-name="T128"> </text:span><text:span text:style-name="T129">Anthropology</text:span><text:span text:style-name="T130">,</text:span><text:span text:style-name="T131"> </text:span><text:span text:style-name="T132">Psychiatry</text:span><text:span text:style-name="T133">,</text:span><text:span text:style-name="T134"> </text:span><text:span text:style-name="T135">Evolution</text:span><text:span text:style-name="T136">,</text:span><text:span text:style-name="T137"> </text:span><text:span text:style-name="T138">and</text:span><text:span text:style-name="T139"> </text:span><text:span text:style-name="T140">Epistemology</text:span>. University of Chicago Press.</text:p>
      <text:p text:style-name="Text_20_body">Becker, Howard S. 1996. The epistemology of qualitative research. In R. Jessor, A. Colby et R. A. Shweder (éd.), <text:span text:style-name="T141">Ethnography</text:span><text:span text:style-name="T142"> </text:span><text:span text:style-name="T143">and</text:span><text:span text:style-name="T144"> </text:span><text:span text:style-name="T145">human</text:span><text:span text:style-name="T146"> </text:span><text:span text:style-name="T147">development:</text:span><text:span text:style-name="T148"> </text:span><text:span text:style-name="T149">Context</text:span><text:span text:style-name="T150"> </text:span><text:span text:style-name="T151">and</text:span><text:span text:style-name="T152"> </text:span><text:span text:style-name="T153">meaning</text:span><text:span text:style-name="T154"> </text:span><text:span text:style-name="T155">in</text:span><text:span text:style-name="T156"> </text:span><text:span text:style-name="T157">social</text:span><text:span text:style-name="T158"> </text:span><text:span text:style-name="T159">inquiry</text:span>, 53‑71. (The John D. and Catherine T. MacArthur Foundation series on mental health and development.). Chicago, IL, US: University of Chicago Press.</text:p>
      <text:p text:style-name="Text_20_body">Bourdieu, Pierre. 1980. <text:span text:style-name="T160">Le</text:span><text:span text:style-name="T161"> </text:span><text:span text:style-name="T162">sens</text:span><text:span text:style-name="T163"> </text:span><text:span text:style-name="T164">pratique</text:span>. Paris: Editions de Minuit.</text:p>
      <text:p text:style-name="Text_20_body">Boyd, Robert et Peter J Richerson. 1985. <text:span text:style-name="T165">Culture</text:span><text:span text:style-name="T166"> </text:span><text:span text:style-name="T167">and</text:span><text:span text:style-name="T168"> </text:span><text:span text:style-name="T169">the</text:span><text:span text:style-name="T170"> </text:span><text:span text:style-name="T171">evolutionary</text:span><text:span text:style-name="T172"> </text:span><text:span text:style-name="T173">process</text:span>. Chicago: University of Chicago Press.</text:p>
      <text:p text:style-name="Text_20_body">Chomsky, Noam. 1959. A Review of B. F. Skinner’s Verbal Behavior. <text:span text:style-name="T174">Language</text:span> 35(1). 26‑58.</text:p>
      <text:p text:style-name="Text_20_body">Claidière, Nicolas, Kenny Smith, Simon Kirby et Joël Fagot. 2014. Cultural evolution of systematically structured behaviour in a non-human primate. <text:span text:style-name="T175">Proceedings</text:span><text:span text:style-name="T176"> </text:span><text:span text:style-name="T177">of</text:span><text:span text:style-name="T178"> </text:span><text:span text:style-name="T179">the</text:span><text:span text:style-name="T180"> </text:span><text:span text:style-name="T181">Royal</text:span><text:span text:style-name="T182"> </text:span><text:span text:style-name="T183">Society</text:span><text:span text:style-name="T184"> </text:span><text:span text:style-name="T185">of</text:span><text:span text:style-name="T186"> </text:span><text:span text:style-name="T187">London</text:span><text:span text:style-name="T188"> </text:span><text:span text:style-name="T189">B</text:span><text:span text:style-name="T190">:</text:span><text:span text:style-name="T191"> </text:span><text:span text:style-name="T192">Biological</text:span><text:span text:style-name="T193"> </text:span><text:span text:style-name="T194">Sciences</text:span> 281(1797). 20141541. doi:<text:a xlink:type="simple" xlink:href="https://doi.org/10.1098/rspb.2014.1541" office:name=""><text:span text:style-name="Definition">10.1098/rspb.2014.1541</text:span></text:a>.</text:p>
      <text:p text:style-name="Text_20_body">Cosmides, Leda et John Tooby. 1997. Evolutionary Psychology: A Primer.</text:p>
      <text:p text:style-name="Text_20_body">Croft, William. 2013. An evolutionary model of language change and language structure. In, <text:span text:style-name="T195">Explaining</text:span><text:span text:style-name="T196"> </text:span><text:span text:style-name="T197">Language</text:span><text:span text:style-name="T198"> </text:span><text:span text:style-name="T199">Change</text:span><text:span text:style-name="T200">:</text:span><text:span text:style-name="T201"> </text:span><text:span text:style-name="T202">An</text:span><text:span text:style-name="T203"> </text:span><text:span text:style-name="T204">Evolutionary</text:span><text:span text:style-name="T205"> </text:span><text:span text:style-name="T206">Approach</text:span>. Draft 2nd edition (revised).</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text:p>
      <text:p text:style-name="Text_20_body">Danescu-Niculescu-Mizil, Cristian, Justin Cheng, Jon Kleinberg et Lillian Lee. 2012. You had me at hello: How phrasing affects memorability. <text:span text:style-name="T207">arXiv</text:span><text:span text:style-name="T208">:</text:span><text:span text:style-name="T209">1203</text:span><text:span text:style-name="T210">.</text:span><text:span text:style-name="T211">6360</text:span><text:span text:style-name="T212"> </text:span><text:span text:style-name="T213">[</text:span><text:span text:style-name="T214">physics</text:span><text:span text:style-name="T215">]</text:span>.</text:p>
      <text:p text:style-name="Text_20_body">Darwin, Charles. 1981. <text:span text:style-name="T216">The</text:span><text:span text:style-name="T217"> </text:span><text:span text:style-name="T218">Descent</text:span><text:span text:style-name="T219"> </text:span><text:span text:style-name="T220">of</text:span><text:span text:style-name="T221"> </text:span><text:span text:style-name="T222">Man</text:span><text:span text:style-name="T223">,</text:span><text:span text:style-name="T224"> </text:span><text:span text:style-name="T225">and</text:span><text:span text:style-name="T226"> </text:span><text:span text:style-name="T227">Selection</text:span><text:span text:style-name="T228"> </text:span><text:span text:style-name="T229">in</text:span><text:span text:style-name="T230"> </text:span><text:span text:style-name="T231">Relation</text:span><text:span text:style-name="T232"> </text:span><text:span text:style-name="T233">to</text:span><text:span text:style-name="T234"> </text:span><text:span text:style-name="T235">Sex</text:span>. Princeton, N.J.: Princeton University Press.</text:p>
      <text:p text:style-name="Text_20_body">Dawkins, Richard. 2006. <text:span text:style-name="T236">The</text:span><text:span text:style-name="T237"> </text:span><text:span text:style-name="T238">selfish</text:span><text:span text:style-name="T239"> </text:span><text:span text:style-name="T240">gene</text:span>. Oxford; New York: Oxford University Press.</text:p>
      <text:p text:style-name="Text_20_body">De Jaegher, Hanne et Ezequiel Di Paolo. 2007. Participatory sense-making. <text:span text:style-name="T241">Phenomenology</text:span><text:span text:style-name="T242"> </text:span><text:span text:style-name="T243">and</text:span><text:span text:style-name="T244"> </text:span><text:span text:style-name="T245">the</text:span><text:span text:style-name="T246"> </text:span><text:span text:style-name="T247">Cognitive</text:span><text:span text:style-name="T248"> </text:span><text:span text:style-name="T249">Sciences</text:span> 6(4). 485‑507. doi:<text:a xlink:type="simple" xlink:href="https://doi.org/10.1007/s11097-007-9076-9" office:name=""><text:span text:style-name="Definition">10.1007/s11097-007-9076-9</text:span></text:a>.</text:p>
      <text:p text:style-name="Text_20_body">Di Paolo, Ezequiel A., Marieke Rohde et Hiroyuki Iizuka. 2008. Sensitivity to social contingency or stability of interaction? Modelling the dynamics of perceptual crossing. <text:span text:style-name="T250">New</text:span><text:span text:style-name="T251"> </text:span><text:span text:style-name="T252">Ideas</text:span><text:span text:style-name="T253"> </text:span><text:span text:style-name="T254">in</text:span><text:span text:style-name="T255"> </text:span><text:span text:style-name="T256">Psychology</text:span> 26(2). (Dynamics and Psychology). 278‑294. doi:<text:a xlink:type="simple" xlink:href="https://doi.org/10.1016/j.newideapsych.2007.07.006" office:name=""><text:span text:style-name="Definition">10.1016/j.newideapsych.2007.07.006</text:span></text:a>.</text:p>
      <text:p text:style-name="Text_20_body">Fisher, Ronald A et J. H Bennett. 1999. <text:span text:style-name="T257">The</text:span><text:span text:style-name="T258"> </text:span><text:span text:style-name="T259">genetical</text:span><text:span text:style-name="T260"> </text:span><text:span text:style-name="T261">theory</text:span><text:span text:style-name="T262"> </text:span><text:span text:style-name="T263">of</text:span><text:span text:style-name="T264"> </text:span><text:span text:style-name="T265">natural</text:span><text:span text:style-name="T266"> </text:span><text:span text:style-name="T267">selection:</text:span><text:span text:style-name="T268"> </text:span><text:span text:style-name="T269">a</text:span><text:span text:style-name="T270"> </text:span><text:span text:style-name="T271">complete</text:span><text:span text:style-name="T272"> </text:span><text:span text:style-name="T273">variorum</text:span><text:span text:style-name="T274"> </text:span><text:span text:style-name="T275">edition</text:span>. Oxford: Oxford University Press.</text:p>
      <text:p text:style-name="Text_20_body">Fodor, Jerry A. 1975. <text:span text:style-name="T276">The</text:span><text:span text:style-name="T277"> </text:span><text:span text:style-name="T278">Language</text:span><text:span text:style-name="T279"> </text:span><text:span text:style-name="T280">of</text:span><text:span text:style-name="T281"> </text:span><text:span text:style-name="T282">Thought</text:span>. New York: Crowell.</text:p>
      <text:p text:style-name="Text_20_body">Fodor, Jerry A. 1983. <text:span text:style-name="T283">The</text:span><text:span text:style-name="T284"> </text:span><text:span text:style-name="T285">Modularity</text:span><text:span text:style-name="T286"> </text:span><text:span text:style-name="T287">of</text:span><text:span text:style-name="T288"> </text:span><text:span text:style-name="T289">Mind</text:span><text:span text:style-name="T290">:</text:span><text:span text:style-name="T291"> </text:span><text:span text:style-name="T292">An</text:span><text:span text:style-name="T293"> </text:span><text:span text:style-name="T294">Essay</text:span><text:span text:style-name="T295"> </text:span><text:span text:style-name="T296">on</text:span><text:span text:style-name="T297"> </text:span><text:span text:style-name="T298">Faculty</text:span><text:span text:style-name="T299"> </text:span><text:span text:style-name="T300">Psychology</text:span>. Cambridge, Mass.: MIT Press.</text:p>
      <text:p text:style-name="Text_20_body">Gibson, James J. 2014. <text:span text:style-name="T301">The</text:span><text:span text:style-name="T302"> </text:span><text:span text:style-name="T303">Ecological</text:span><text:span text:style-name="T304"> </text:span><text:span text:style-name="T305">Approach</text:span><text:span text:style-name="T306"> </text:span><text:span text:style-name="T307">to</text:span><text:span text:style-name="T308"> </text:span><text:span text:style-name="T309">Visual</text:span><text:span text:style-name="T310"> </text:span><text:span text:style-name="T311">Perception</text:span><text:span text:style-name="T312">:</text:span><text:span text:style-name="T313"> </text:span><text:span text:style-name="T314">Classic</text:span><text:span text:style-name="T315"> </text:span><text:span text:style-name="T316">Edition</text:span>. Psychology Press.</text:p>
      <text:p text:style-name="Text_20_body">Gould, Stephen Jay. 1977. <text:span text:style-name="T317">Ontogeny</text:span><text:span text:style-name="T318"> </text:span><text:span text:style-name="T319">and</text:span><text:span text:style-name="T320"> </text:span><text:span text:style-name="T321">phylogeny</text:span>. Cambridge, Mass.: Belknap Press of Harvard University Press.</text:p>
      <text:p text:style-name="Text_20_body">Hutto, Daniel D et Erik Myin. 2013. <text:span text:style-name="T322">Radicalizing</text:span><text:span text:style-name="T323"> </text:span><text:span text:style-name="T324">Enactivism</text:span><text:span text:style-name="T325">:</text:span><text:span text:style-name="T326"> </text:span><text:span text:style-name="T327">Basic</text:span><text:span text:style-name="T328"> </text:span><text:span text:style-name="T329">Minds</text:span><text:span text:style-name="T330"> </text:span><text:span text:style-name="T331">Without</text:span><text:span text:style-name="T332"> </text:span><text:span text:style-name="T333">Content</text:span>. Cambridge, Mass.: MIT Press.</text:p>
      <text:p text:style-name="Text_20_body">Ingold, Tim. 1997. From the Transmission of Representations to the Education of Attention.</text:p>
      <text:p text:style-name="Text_20_body">Ingold, Tim. 1999. Three in one: on dissolving the distinctions between body, mind and culture.</text:p>
      <text:p text:style-name="Text_20_body">Ingold, Tim. 2004. Beyond biology and culture. The meaning of evolution in a relational world. <text:span text:style-name="T334">Social</text:span><text:span text:style-name="T335"> </text:span><text:span text:style-name="T336">Anthropology</text:span> 12(2). 209‑221. doi:<text:a xlink:type="simple" xlink:href="https://doi.org/10.1111/j.1469-8676.2004.tb00102.x" office:name=""><text:span text:style-name="Definition">10.1111/j.1469-8676.2004.tb00102.x</text:span></text:a>.</text:p>
      <text:p text:style-name="Text_20_body">Ingold, Tim. 2007. The trouble with « evolutionary biology ». <text:span text:style-name="T337">Anthropology</text:span><text:span text:style-name="T338"> </text:span><text:span text:style-name="T339">Today</text:span> 23(2). 13‑17. doi:<text:a xlink:type="simple" xlink:href="https://doi.org/10.1111/j.1467-8322.2007.00497.x" office:name=""><text:span text:style-name="Definition">10.1111/j.1467-8322.2007.00497.x</text:span></text:a>.</text:p>
      <text:p text:style-name="Text_20_body">Ingold, Tim et Gisli Palsson. 2014. Biosocial Becomings Integrating Social and Biological Anthropology Biological anthropology and primatology. <text:span text:style-name="T340">Cambridge</text:span><text:span text:style-name="T341"> </text:span><text:span text:style-name="T342">University</text:span><text:span text:style-name="T343"> </text:span><text:span text:style-name="T344">Press</text:span>.</text:p>
      <text:p text:style-name="Text_20_body">Jablonka, Eva M. 2001. The Systems of Inheritance. In Susan Oyama, Paul Griffiths et Russell D Gray (éd.), <text:span text:style-name="T345">Cycles</text:span><text:span text:style-name="T346"> </text:span><text:span text:style-name="T347">of</text:span><text:span text:style-name="T348"> </text:span><text:span text:style-name="T349">contingency:</text:span><text:span text:style-name="T350"> </text:span><text:span text:style-name="T351">developmental</text:span><text:span text:style-name="T352"> </text:span><text:span text:style-name="T353">systems</text:span><text:span text:style-name="T354"> </text:span><text:span text:style-name="T355">and</text:span><text:span text:style-name="T356"> </text:span><text:span text:style-name="T357">evolution</text:span>, 99‑116. Cambridge, Mass.: MIT Press.</text:p>
      <text:p text:style-name="Text_20_body">Krakauer, David, Nils Bertschinger, Eckehard Olbrich, Nihat Ay et Jessica C. Flack. 2014. The Information Theory of Individuality. <text:span text:style-name="T358">arXiv</text:span><text:span text:style-name="T359">:</text:span><text:span text:style-name="T360">1412</text:span><text:span text:style-name="T361">.</text:span><text:span text:style-name="T362">2447</text:span><text:span text:style-name="T363"> </text:span><text:span text:style-name="T364">[</text:span><text:span text:style-name="T365">q</text:span><text:span text:style-name="T366">-</text:span><text:span text:style-name="T367">bio</text:span><text:span text:style-name="T368">]</text:span>.</text:p>
      <text:p text:style-name="Text_20_body">Kroeber, A. L. 1952. <text:span text:style-name="T369">The</text:span><text:span text:style-name="T370"> </text:span><text:span text:style-name="T371">Nature</text:span><text:span text:style-name="T372"> </text:span><text:span text:style-name="T373">of</text:span><text:span text:style-name="T374"> </text:span><text:span text:style-name="T375">Culture</text:span>. Chicago: University of Chicago Press.</text:p>
      <text:p text:style-name="Text_20_body">Lauf, Aurelien, Mathieu Valette et Leila Khouas. 2013. Analyzing Variation Patterns In Quotes Over Time. <text:span text:style-name="T376">Research</text:span><text:span text:style-name="T377"> </text:span><text:span text:style-name="T378">in</text:span><text:span text:style-name="T379"> </text:span><text:span text:style-name="T380">Computing</text:span><text:span text:style-name="T381"> </text:span><text:span text:style-name="T382">Science</text:span> 70. 223‑232.</text:p>
      <text:p text:style-name="Text_20_body">Le, Quoc V. et Tomas Mikolov. 2014. Distributed Representations of Sentences and Documents. <text:span text:style-name="T383">arXiv</text:span><text:span text:style-name="T384">:</text:span><text:span text:style-name="T385">1405</text:span><text:span text:style-name="T386">.</text:span><text:span text:style-name="T387">4053</text:span><text:span text:style-name="T388"> </text:span><text:span text:style-name="T389">[</text:span><text:span text:style-name="T390">cs</text:span><text:span text:style-name="T391">]</text:span>.</text:p>
      <text:p text:style-name="Text_20_body">Leskovec, Jure, Lars Backstrom et Jon Kleinberg. 2009. Meme-tracking and the Dynamics of the News Cycle. In, <text:span text:style-name="T392">Proceedings</text:span><text:span text:style-name="T393"> </text:span><text:span text:style-name="T394">of</text:span><text:span text:style-name="T395"> </text:span><text:span text:style-name="T396">the</text:span><text:span text:style-name="T397"> </text:span><text:span text:style-name="T398">15th</text:span><text:span text:style-name="T399"> </text:span><text:span text:style-name="T400">ACM</text:span><text:span text:style-name="T401"> </text:span><text:span text:style-name="T402">SIGKDD</text:span><text:span text:style-name="T403"> </text:span><text:span text:style-name="T404">International</text:span><text:span text:style-name="T405"> </text:span><text:span text:style-name="T406">Conference</text:span><text:span text:style-name="T407"> </text:span><text:span text:style-name="T408">on</text:span><text:span text:style-name="T409"> </text:span><text:span text:style-name="T410">Knowledge</text:span><text:span text:style-name="T411"> </text:span><text:span text:style-name="T412">Discovery</text:span><text:span text:style-name="T413"> </text:span><text:span text:style-name="T414">and</text:span><text:span text:style-name="T415"> </text:span><text:span text:style-name="T416">Data</text:span><text:span text:style-name="T417"> </text:span><text:span text:style-name="T418">Mining</text:span>, 497‑506. (KDD ’09). New York, NY, USA: ACM. doi:<text:a xlink:type="simple" xlink:href="https://doi.org/10.1145/1557019.1557077" office:name=""><text:span text:style-name="Definition">10.1145/1557019.1557077</text:span></text:a>.</text:p>
      <text:p text:style-name="Text_20_body">Lewontin, Richard C. 2001a. Gene, Organism and Environment: A New Introduction. In Susan Oyama, Paul Griffiths et Russell D Gray (éd.), <text:span text:style-name="T419">Cycles</text:span><text:span text:style-name="T420"> </text:span><text:span text:style-name="T421">of</text:span><text:span text:style-name="T422"> </text:span><text:span text:style-name="T423">contingency:</text:span><text:span text:style-name="T424"> </text:span><text:span text:style-name="T425">developmental</text:span><text:span text:style-name="T426"> </text:span><text:span text:style-name="T427">systems</text:span><text:span text:style-name="T428"> </text:span><text:span text:style-name="T429">and</text:span><text:span text:style-name="T430"> </text:span><text:span text:style-name="T431">evolution</text:span>, 55‑58. Cambridge, Mass.: MIT Press.</text:p>
      <text:p text:style-name="Text_20_body">Lewontin, Richard C. 2001b. Gene, Organism and Environment. In Susan Oyama, Paul Griffiths et Russell D Gray (éd.), <text:span text:style-name="T432">Cycles</text:span><text:span text:style-name="T433"> </text:span><text:span text:style-name="T434">of</text:span><text:span text:style-name="T435"> </text:span><text:span text:style-name="T436">contingency:</text:span><text:span text:style-name="T437"> </text:span><text:span text:style-name="T438">developmental</text:span><text:span text:style-name="T439"> </text:span><text:span text:style-name="T440">systems</text:span><text:span text:style-name="T441"> </text:span><text:span text:style-name="T442">and</text:span><text:span text:style-name="T443"> </text:span><text:span text:style-name="T444">evolution</text:span>, 59‑66. Cambridge, Mass.: MIT Press.</text:p>
      <text:p text:style-name="Text_20_body">Maingueneau, Dominique. 2004. La situation d’énonciation, entre langue et discours. In, <text:span text:style-name="T445">Dix</text:span><text:span text:style-name="T446"> </text:span><text:span text:style-name="T447">ans</text:span><text:span text:style-name="T448"> </text:span><text:span text:style-name="T449">de</text:span><text:span text:style-name="T450"> </text:span><text:span text:style-name="T451">S</text:span><text:span text:style-name="T452">.</text:span><text:span text:style-name="T453">D</text:span><text:span text:style-name="T454">.</text:span><text:span text:style-name="T455">U</text:span><text:span text:style-name="T456">.</text:span>, 197‑210. Craiova, Roumanie: Editura Universitaria Craiova.</text:p>
      <text:p text:style-name="Text_20_body">Marr, David. 1982. <text:span text:style-name="T457">Vision:</text:span><text:span text:style-name="T458"> </text:span><text:span text:style-name="T459">A</text:span><text:span text:style-name="T460"> </text:span><text:span text:style-name="T461">Computational</text:span><text:span text:style-name="T462"> </text:span><text:span text:style-name="T463">Investigation</text:span><text:span text:style-name="T464"> </text:span><text:span text:style-name="T465">into</text:span><text:span text:style-name="T466"> </text:span><text:span text:style-name="T467">the</text:span><text:span text:style-name="T468"> </text:span><text:span text:style-name="T469">Human</text:span><text:span text:style-name="T470"> </text:span><text:span text:style-name="T471">Representation</text:span><text:span text:style-name="T472"> </text:span><text:span text:style-name="T473">and</text:span><text:span text:style-name="T474"> </text:span><text:span text:style-name="T475">Processing</text:span><text:span text:style-name="T476"> </text:span><text:span text:style-name="T477">of</text:span><text:span text:style-name="T478"> </text:span><text:span text:style-name="T479">Visual</text:span><text:span text:style-name="T480"> </text:span><text:span text:style-name="T481">Information</text:span>. New York: W.H. Freeman.</text:p>
      <text:p text:style-name="Text_20_body">Maturana, Humberto R et Francisco J Varela. 1980. <text:span text:style-name="T482">Autopoiesis</text:span><text:span text:style-name="T483"> </text:span><text:span text:style-name="T484">and</text:span><text:span text:style-name="T485"> </text:span><text:span text:style-name="T486">Cognition</text:span><text:span text:style-name="T487">:</text:span><text:span text:style-name="T488"> </text:span><text:span text:style-name="T489">The</text:span><text:span text:style-name="T490"> </text:span><text:span text:style-name="T491">Realization</text:span><text:span text:style-name="T492"> </text:span><text:span text:style-name="T493">of</text:span><text:span text:style-name="T494"> </text:span><text:span text:style-name="T495">the</text:span><text:span text:style-name="T496"> </text:span><text:span text:style-name="T497">Living</text:span>. Dordrecht, Holland; Boston: D. Reidel Pub. Co.</text:p>
      <text:p text:style-name="Text_20_body">Mauss, Marcel. 1979. <text:span text:style-name="T498">Sociology</text:span><text:span text:style-name="T499"> </text:span><text:span text:style-name="T500">and</text:span><text:span text:style-name="T501"> </text:span><text:span text:style-name="T502">psychology:</text:span><text:span text:style-name="T503"> </text:span><text:span text:style-name="T504">Essays</text:span><text:span text:style-name="T505">.</text:span><text:span text:style-name="T506"> </text:span><text:span text:style-name="T507">Transl</text:span><text:span text:style-name="T508">.</text:span><text:span text:style-name="T509"> </text:span><text:span text:style-name="T510">by</text:span><text:span text:style-name="T511"> </text:span><text:span text:style-name="T512">Ben</text:span><text:span text:style-name="T513"> </text:span><text:span text:style-name="T514">Brewster</text:span><text:span text:style-name="T515">.</text:span> London: Routledge &amp; Kegan Paul.</text:p>
      <text:p text:style-name="Text_20_body">Menary, Richard. 2006. <text:span text:style-name="T516">Radical</text:span><text:span text:style-name="T517"> </text:span><text:span text:style-name="T518">Enactivism</text:span><text:span text:style-name="T519">:</text:span><text:span text:style-name="T520"> </text:span><text:span text:style-name="T521">Intentionality</text:span><text:span text:style-name="T522">,</text:span><text:span text:style-name="T523"> </text:span><text:span text:style-name="T524">Phenomenology</text:span><text:span text:style-name="T525">,</text:span><text:span text:style-name="T526"> </text:span><text:span text:style-name="T527">and</text:span><text:span text:style-name="T528"> </text:span><text:span text:style-name="T529">Narrative</text:span><text:span text:style-name="T530">:</text:span><text:span text:style-name="T531"> </text:span><text:span text:style-name="T532">Focus</text:span><text:span text:style-name="T533"> </text:span><text:span text:style-name="T534">on</text:span><text:span text:style-name="T535"> </text:span><text:span text:style-name="T536">the</text:span><text:span text:style-name="T537"> </text:span><text:span text:style-name="T538">Philosophy</text:span><text:span text:style-name="T539"> </text:span><text:span text:style-name="T540">of</text:span><text:span text:style-name="T541"> </text:span><text:span text:style-name="T542">Daniel</text:span><text:span text:style-name="T543"> </text:span><text:span text:style-name="T544">D</text:span><text:span text:style-name="T545">.</text:span><text:span text:style-name="T546"> </text:span><text:span text:style-name="T547">Hutto</text:span>. Amsterdam; Philadelphia: J. Benjamins Pub. Co.</text:p>
      <text:p text:style-name="Text_20_body">Mesoudi, Alex. 2011. <text:span text:style-name="T548">Cultural</text:span><text:span text:style-name="T549"> </text:span><text:span text:style-name="T550">Evolution</text:span><text:span text:style-name="T551">:</text:span><text:span text:style-name="T552"> </text:span><text:span text:style-name="T553">How</text:span><text:span text:style-name="T554"> </text:span><text:span text:style-name="T555">Darwinian</text:span><text:span text:style-name="T556"> </text:span><text:span text:style-name="T557">Theory</text:span><text:span text:style-name="T558"> </text:span><text:span text:style-name="T559">Can</text:span><text:span text:style-name="T560"> </text:span><text:span text:style-name="T561">Explain</text:span><text:span text:style-name="T562"> </text:span><text:span text:style-name="T563">Human</text:span><text:span text:style-name="T564"> </text:span><text:span text:style-name="T565">Culture</text:span><text:span text:style-name="T566"> </text:span><text:span text:style-name="T567">and</text:span><text:span text:style-name="T568"> </text:span><text:span text:style-name="T569">Synthesize</text:span><text:span text:style-name="T570"> </text:span><text:span text:style-name="T571">the</text:span><text:span text:style-name="T572"> </text:span><text:span text:style-name="T573">Social</text:span><text:span text:style-name="T574"> </text:span><text:span text:style-name="T575">Sciences</text:span>. University of Chicago Press.</text:p>
      <text:p text:style-name="Text_20_body">Mesoudi, Alex, Andrew Whiten et Kevin N. Laland. 2006. Towards a unified science of cultural evolution. <text:span text:style-name="T576">Behavioral</text:span><text:span text:style-name="T577"> </text:span><text:span text:style-name="T578">and</text:span><text:span text:style-name="T579"> </text:span><text:span text:style-name="T580">Brain</text:span><text:span text:style-name="T581"> </text:span><text:span text:style-name="T582">Sciences</text:span> 29(04). 329‑347. doi:<text:a xlink:type="simple" xlink:href="https://doi.org/10.1017/S0140525X06009083" office:name=""><text:span text:style-name="Definition">10.1017/S0140525X06009083</text:span></text:a>.</text:p>
      <text:p text:style-name="Text_20_body">Miton, Helena, Nicolas Claidière et Hugo Mercier. 2015. Universal cognitive mechanisms explain the cultural success of bloodletting. <text:span text:style-name="T583">Evolution</text:span><text:span text:style-name="T584"> </text:span><text:span text:style-name="T585">and</text:span><text:span text:style-name="T586"> </text:span><text:span text:style-name="T587">Human</text:span><text:span text:style-name="T588"> </text:span><text:span text:style-name="T589">Behavior</text:span> 36(4). 303‑312. doi:<text:a xlink:type="simple" xlink:href="https://doi.org/10.1016/j.evolhumbehav.2015.01.003" office:name=""><text:span text:style-name="Definition">10.1016/j.evolhumbehav.2015.01.003</text:span></text:a>.</text:p>
      <text:p text:style-name="Text_20_body">Morin, Olivier. 2013. How portraits turned their eyes upon us: Visual preferences and demographic change in cultural evolution. <text:span text:style-name="T590">Evolution</text:span><text:span text:style-name="T591"> </text:span><text:span text:style-name="T592">and</text:span><text:span text:style-name="T593"> </text:span><text:span text:style-name="T594">Human</text:span><text:span text:style-name="T595"> </text:span><text:span text:style-name="T596">Behavior</text:span> 34(3). 222‑229. doi:<text:a xlink:type="simple" xlink:href="https://doi.org/10.1016/j.evolhumbehav.2013.01.004" office:name=""><text:span text:style-name="Definition">10.1016/j.evolhumbehav.2013.01.004</text:span></text:a>.</text:p>
      <text:p text:style-name="Text_20_body">Moussaïd, Mehdi, Henry Brighton et Wolfgang Gaissmaier. 2015. The amplification of risk in experimental diffusion chains. <text:span text:style-name="T597">Proceedings</text:span><text:span text:style-name="T598"> </text:span><text:span text:style-name="T599">of</text:span><text:span text:style-name="T600"> </text:span><text:span text:style-name="T601">the</text:span><text:span text:style-name="T602"> </text:span><text:span text:style-name="T603">National</text:span><text:span text:style-name="T604"> </text:span><text:span text:style-name="T605">Academy</text:span><text:span text:style-name="T606"> </text:span><text:span text:style-name="T607">of</text:span><text:span text:style-name="T608"> </text:span><text:span text:style-name="T609">Sciences</text:span> 112(18). 5631‑5636. doi:<text:a xlink:type="simple" xlink:href="https://doi.org/10.1073/pnas.1421883112" office:name=""><text:span text:style-name="Definition">10.1073/pnas.1421883112</text:span></text:a>.</text:p>
      <text:p text:style-name="Text_20_body">Myin, Erik. 2003. An account of color without a subject? <text:span text:style-name="T610">Behavioral</text:span><text:span text:style-name="T611"> </text:span><text:span text:style-name="T612">and</text:span><text:span text:style-name="T613"> </text:span><text:span text:style-name="T614">Brain</text:span><text:span text:style-name="T615"> </text:span><text:span text:style-name="T616">Sciences</text:span> 26(01). 42‑43.</text:p>
      <text:p text:style-name="Text_20_body">Neumann-Held, Eva M. 2001. Let’s Talk About Genes: The Process Molecular Gene Concept and Its Context. In Susan Oyama, Paul Griffiths et Russell D Gray (éd.), <text:span text:style-name="T617">Cycles</text:span><text:span text:style-name="T618"> </text:span><text:span text:style-name="T619">of</text:span><text:span text:style-name="T620"> </text:span><text:span text:style-name="T621">contingency:</text:span><text:span text:style-name="T622"> </text:span><text:span text:style-name="T623">developmental</text:span><text:span text:style-name="T624"> </text:span><text:span text:style-name="T625">systems</text:span><text:span text:style-name="T626"> </text:span><text:span text:style-name="T627">and</text:span><text:span text:style-name="T628"> </text:span><text:span text:style-name="T629">evolution</text:span>, 69‑84. Cambridge, Mass.: MIT Press.</text:p>
      <text:p text:style-name="Text_20_body">O’Regan, J. Kevin et Alva Noë. 2001. A sensorimotor account of vision and visual consciousness. <text:span text:style-name="T630">Behavioral</text:span><text:span text:style-name="T631"> </text:span><text:span text:style-name="T632">and</text:span><text:span text:style-name="T633"> </text:span><text:span text:style-name="T634">Brain</text:span><text:span text:style-name="T635"> </text:span><text:span text:style-name="T636">Sciences</text:span> 24(05). 939‑973. doi:<text:a xlink:type="simple" xlink:href="https://doi.org/10.1017/S0140525X01000115" office:name=""><text:span text:style-name="Definition">10.1017/S0140525X01000115</text:span></text:a>.</text:p>
      <text:p text:style-name="Text_20_body">Oyama, Susan, Paul Griffiths et Russell D Gray. 2001. <text:span text:style-name="T637">Cycles</text:span><text:span text:style-name="T638"> </text:span><text:span text:style-name="T639">of</text:span><text:span text:style-name="T640"> </text:span><text:span text:style-name="T641">contingency:</text:span><text:span text:style-name="T642"> </text:span><text:span text:style-name="T643">developmental</text:span><text:span text:style-name="T644"> </text:span><text:span text:style-name="T645">systems</text:span><text:span text:style-name="T646"> </text:span><text:span text:style-name="T647">and</text:span><text:span text:style-name="T648"> </text:span><text:span text:style-name="T649">evolution</text:span>. Cambridge, Mass.: MIT Press.</text:p>
      <text:p text:style-name="Text_20_body">Portin, Petter. 1993. The Concept of the Gene: Short History and Present Status. <text:span text:style-name="T650">The</text:span><text:span text:style-name="T651"> </text:span><text:span text:style-name="T652">Quarterly</text:span><text:span text:style-name="T653"> </text:span><text:span text:style-name="T654">Review</text:span><text:span text:style-name="T655"> </text:span><text:span text:style-name="T656">of</text:span><text:span text:style-name="T657"> </text:span><text:span text:style-name="T658">Biology</text:span> 68(2). 173‑223.</text:p>
      <text:p text:style-name="Text_20_body">Prum, Richard O. et Alan H. Brush. 2014. Which Came First, the Feather or the Bird? <text:span text:style-name="T659">Scientific</text:span><text:span text:style-name="T660"> </text:span><text:span text:style-name="T661">American</text:span> 23. 76‑85. doi:<text:a xlink:type="simple" xlink:href="https://doi.org/10.1038/scientificamericandinosaurs0514-76" office:name=""><text:span text:style-name="Definition">10.1038/scientificamericandinosaurs0514-76</text:span></text:a>.</text:p>
      <text:p text:style-name="Text_20_body">Simmons, Matthew P., Lada A. Adamic et Eytan Adar. 2011. Memes Online: Extracted, Subtracted, Injected, and Recollected. In, <text:span text:style-name="T662">Fifth</text:span><text:span text:style-name="T663"> </text:span><text:span text:style-name="T664">International</text:span><text:span text:style-name="T665"> </text:span><text:span text:style-name="T666">AAAI</text:span><text:span text:style-name="T667"> </text:span><text:span text:style-name="T668">Conference</text:span><text:span text:style-name="T669"> </text:span><text:span text:style-name="T670">on</text:span><text:span text:style-name="T671"> </text:span><text:span text:style-name="T672">Weblogs</text:span><text:span text:style-name="T673"> </text:span><text:span text:style-name="T674">and</text:span><text:span text:style-name="T675"> </text:span><text:span text:style-name="T676">Social</text:span><text:span text:style-name="T677"> </text:span><text:span text:style-name="T678">Media</text:span>.</text:p>
      <text:p text:style-name="Text_20_body">Slingerland, Edward G. 2008. <text:span text:style-name="T679">What</text:span><text:span text:style-name="T680"> </text:span><text:span text:style-name="T681">science</text:span><text:span text:style-name="T682"> </text:span><text:span text:style-name="T683">offers</text:span><text:span text:style-name="T684"> </text:span><text:span text:style-name="T685">the</text:span><text:span text:style-name="T686"> </text:span><text:span text:style-name="T687">humanities:</text:span><text:span text:style-name="T688"> </text:span><text:span text:style-name="T689">integrating</text:span><text:span text:style-name="T690"> </text:span><text:span text:style-name="T691">body</text:span><text:span text:style-name="T692"> </text:span><text:span text:style-name="T693">and</text:span><text:span text:style-name="T694"> </text:span><text:span text:style-name="T695">culture</text:span>. Cambridge; New York: Cambridge University Press.</text:p>
      <text:p text:style-name="Text_20_body">Sperber, Dan. 1996. <text:span text:style-name="T696">Explaining</text:span><text:span text:style-name="T697"> </text:span><text:span text:style-name="T698">culture:</text:span><text:span text:style-name="T699"> </text:span><text:span text:style-name="T700">a</text:span><text:span text:style-name="T701"> </text:span><text:span text:style-name="T702">naturalistic</text:span><text:span text:style-name="T703"> </text:span><text:span text:style-name="T704">approach</text:span>. Oxford, UK; Cambridge, Mass.: Blackwell.</text:p>
      <text:p text:style-name="Text_20_body">Sperber, Dan et Deirdre Wilson. 1986. <text:span text:style-name="T705">Relevance:</text:span><text:span text:style-name="T706"> </text:span><text:span text:style-name="T707">Communication</text:span><text:span text:style-name="T708"> </text:span><text:span text:style-name="T709">and</text:span><text:span text:style-name="T710"> </text:span><text:span text:style-name="T711">Cognition</text:span>. Cambridge, Massaschusetts: Harvard University Press.</text:p>
      <text:p text:style-name="Text_20_body">Thompson, Evan. 2007. <text:span text:style-name="T712">Mind</text:span><text:span text:style-name="T713"> </text:span><text:span text:style-name="T714">in</text:span><text:span text:style-name="T715"> </text:span><text:span text:style-name="T716">Life</text:span><text:span text:style-name="T717">:</text:span><text:span text:style-name="T718"> </text:span><text:span text:style-name="T719">Biology</text:span><text:span text:style-name="T720">,</text:span><text:span text:style-name="T721"> </text:span><text:span text:style-name="T722">Phenomenology</text:span><text:span text:style-name="T723">,</text:span><text:span text:style-name="T724"> </text:span><text:span text:style-name="T725">and</text:span><text:span text:style-name="T726"> </text:span><text:span text:style-name="T727">the</text:span><text:span text:style-name="T728"> </text:span><text:span text:style-name="T729">Sciences</text:span><text:span text:style-name="T730"> </text:span><text:span text:style-name="T731">of</text:span><text:span text:style-name="T732"> </text:span><text:span text:style-name="T733">Mind</text:span>. Cambridge, Mass.: Belknap Press of Harvard University Press.</text:p>
      <text:p text:style-name="Text_20_body">Torrance, Steve. 2006. In search of the enactive: Introduction to special issue on enactive experience. <text:span text:style-name="T734">Phenomenology</text:span><text:span text:style-name="T735"> </text:span><text:span text:style-name="T736">and</text:span><text:span text:style-name="T737"> </text:span><text:span text:style-name="T738">the</text:span><text:span text:style-name="T739"> </text:span><text:span text:style-name="T740">Cognitive</text:span><text:span text:style-name="T741"> </text:span><text:span text:style-name="T742">Sciences</text:span> 4(4). 357‑368. doi:<text:a xlink:type="simple" xlink:href="https://doi.org/10.1007/s11097-005-9004-9" office:name=""><text:span text:style-name="Definition">10.1007/s11097-005-9004-9</text:span></text:a>.</text:p>
      <text:p text:style-name="Text_20_body">Varela, Francisco, Evan Thompson et Eleanor Rosch. 1991. <text:span text:style-name="T743">The</text:span><text:span text:style-name="T744"> </text:span><text:span text:style-name="T745">Embodied</text:span><text:span text:style-name="T746"> </text:span><text:span text:style-name="T747">Mind</text:span><text:span text:style-name="T748">:</text:span><text:span text:style-name="T749"> </text:span><text:span text:style-name="T750">Cognitive</text:span><text:span text:style-name="T751"> </text:span><text:span text:style-name="T752">Science</text:span><text:span text:style-name="T753"> </text:span><text:span text:style-name="T754">and</text:span><text:span text:style-name="T755"> </text:span><text:span text:style-name="T756">Human</text:span><text:span text:style-name="T757"> </text:span><text:span text:style-name="T758">Experience</text:span>. MIT Press.</text:p>
      <text:p text:style-name="Text_20_body">West-Eberhard, Mary Jane. 2003. <text:span text:style-name="T759">Developmental</text:span><text:span text:style-name="T760"> </text:span><text:span text:style-name="T761">plasticity</text:span><text:span text:style-name="T762"> </text:span><text:span text:style-name="T763">and</text:span><text:span text:style-name="T764"> </text:span><text:span text:style-name="T765">evolution</text:span>. Oxford; New York: Oxford University Press.</text:p>
      <text:p text:style-name="Text_20_body">Wittgenstein, Ludwig et Gertrude Elizabeth Margaret Anscombe. 1958. <text:span text:style-name="T766">Philosophical</text:span><text:span text:style-name="T767"> </text:span><text:span text:style-name="T768">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